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shadow="none">
        <style:tab-stops>
          <style:tab-stop style:position="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hnkosten-Tom Becker</text:p>
      <text:p text:style-name="P1"/>
      <text:p text:style-name="P3">Brutto: <text:tab/>2000,-€</text:p>
      <text:p text:style-name="P3">+vLag: <text:tab/>25,-€</text:p>
      <text:p text:style-name="P3"/>
      <text:p text:style-name="P3">=st+sv Gehalt:<text:tab/>2.025,-€</text:p>
      <text:p text:style-name="P3">-Lohnsteuer:<text:tab/>250,-€</text:p>
      <text:p text:style-name="P3">-Soli:<text:tab/>13,75€</text:p>
      <text:p text:style-name="P3">-Kist:<text:tab/>20,-€</text:p>
      <text:p text:style-name="P3"/>
      <text:p text:style-name="P3">-KV:<text:tab/>157,95€</text:p>
      <text:p text:style-name="P3">-RV:<text:tab/>188,33€</text:p>
      <text:p text:style-name="P3">-AV:<text:tab/>25,31€</text:p>
      <text:p text:style-name="P3">-PV:<text:tab/>30,88€</text:p>
      <text:p text:style-name="P3"/>
      <text:p text:style-name="P3">Nettogehalt:<text:tab/>1338,78€</text:p>
      <text:p text:style-name="P3">-vs:<text:tab/>40,-€</text:p>
      <text:p text:style-name="P3"/>
      <text:p text:style-name="P3"/>
      <text:p text:style-name="P3">Überweisung:<text:tab/>1298,78€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2T16:44:00.47</meta:creation-date>
    <dc:date>2019-05-22T16:55:11.72</dc:date>
    <dc:creator>Kevin Renhardt</dc:creator>
    <meta:editing-duration>PT11M14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4" meta:word-count="29" meta:character-count="215"/>
  </office:meta>
</office:document-meta>
</file>